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manage post page</text:span></text:p>
      <text:p text:style-name="P4"><text:tab/><text:tab/>→<text:span text:style-name="T10"> manage categories page</text:span></text:p>
      <text:p text:style-name="P5"/>
      <text:p text:style-name="P6">19.07.2020</text:p>
      <text:p text:style-name="P6"><text:tab/>2:30pm - <text:s/>- inventory of the admin-area and creating of to-do lists</text:p>
      <text:p text:style-name="P6"><text:tab/><text:tab/>manage-comments pa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19T15:29:45.533605071</dc:date>
    <meta:editing-duration>PT7H52M36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" meta:paragraph-count="26" meta:word-count="154" meta:character-count="1000" meta:non-whitespace-character-count="825"/>
  </office:meta>
</office:document-meta>
</file>